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6947023101867461513"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4693339557675228457"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3415157662975297830"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4631176065156218505"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8633550132157243524"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4205585973546988934"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8924624760822106143"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6022985379734425983"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9324895" text:continue-list="list8924624760822106143"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51041064721049398"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9318114"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9334288"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9334377" text:continue-numbering="true" text:style-name="L9">
        <text:list-item>
          <text:list>
            <text:list-header>
              <text:p text:style-name="P209">Warm down: <text:span text:style-name="T3">0.25 mile jog home</text:span></text:p>
              <text:p text:style-name="P210"/>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9326003"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9306369"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4519899323892601439"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7170033926118958704"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262079160318213466"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9329987" text:continue-numbering="true" text:style-name="L12">
        <text:list-item>
          <text:list>
            <text:list-header>
              <text:p text:style-name="P214">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7966525406461640527"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5405027275034206084"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852814209252059549" text:style-name="L15">
        <text:list-item>
          <text:list>
            <text:list-header>
              <text:p text:style-name="P183">1.5 miles averaging about 9:40/mile and rest 1 min</text:p>
            </text:list-header>
          </text:list>
        </text:list-item>
      </text:list>
      <text:p text:style-name="P24">1 mile in 8:26 and rest 2 min</text:p>
      <text:list xml:id="list5618723658259232598"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5984844829836793989"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333554"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6351065376464140788"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46421814845359132"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6352132311847099033"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9310403" text:continue-list="list746421814845359132" text:style-name="L19">
        <text:list-item>
          <text:list>
            <text:list-header>
              <text:p text:style-name="P187">(Pace*HR)=1240</text:p>
            </text:list-header>
          </text:list>
        </text:list-item>
      </text:list>
      <text:list xml:id="list39327521" text:continue-list="list6351065376464140788" text:style-name="L18">
        <text:list-item>
          <text:list>
            <text:list-header>
              <text:p text:style-name="P186">2 miles at 10:46/mile Ave HR= 121 bpm and rest a few minutes</text:p>
            </text:list-header>
          </text:list>
        </text:list-item>
      </text:list>
      <text:list xml:id="list39325778" text:continue-list="list39310403"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9324176"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988170961896366650"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6095222628218797053"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084616843668544594"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540767830542385073" text:style-name="L24">
        <text:list-item>
          <text:p text:style-name="P213">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2314157677924758239"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8205845901839194840"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9333102"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9326916"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323846170151876031"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614583096175182366"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501594059662317887"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8573038307637735216"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2568116364446880507"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7112092793149970" text:style-name="L32">
        <text:list-item>
          <text:list>
            <text:list-header>
              <text:p text:style-name="P197">0.25 miles in 2:54</text:p>
              <text:p text:style-name="P197">1 mile in 9:21 going faster as I ran and ending at around 8:30 pace</text:p>
            </text:list-header>
          </text:list>
        </text:list-item>
      </text:list>
      <text:list xml:id="list485312710354760700"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041285545886892755"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7015823343088423565"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010119907597936279"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3943479506853607423"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text:soft-page-break/></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text:soft-page-break/>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186011036004242012" text:style-name="L38">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9"/>
      <text:p text:style-name="P19"><text:soft-page-break/>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3-02T19:06:22.25</dc:date>
    <dc:creator>James Lombardi</dc:creator>
    <meta:editing-duration>P28DT8H38M30S</meta:editing-duration>
    <meta:editing-cycles>2086</meta:editing-cycles>
    <meta:generator>OpenOffice/4.1.2$Win32 OpenOffice.org_project/412m3$Build-9782</meta:generator>
    <meta:document-statistic meta:table-count="0" meta:image-count="9" meta:object-count="0" meta:page-count="206" meta:paragraph-count="6008" meta:word-count="65057" meta:character-count="333301"/>
  </office:meta>
</office:document-meta>
</file>